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50000000F2805A282E.svm" manifest:media-type=""/>
  <manifest:file-entry manifest:full-path="Pictures/2000000100000250000000F21A6285E8.svm" manifest:media-type=""/>
  <manifest:file-entry manifest:full-path="Pictures/20000001000002A9000000F24323FD44.svm" manifest:media-type=""/>
  <manifest:file-entry manifest:full-path="Pictures/2000000100000091000000E91D35C203.svm" manifest:media-type=""/>
  <manifest:file-entry manifest:full-path="Pictures/2000000100000077000000ED8BA927D7.svm" manifest:media-type=""/>
  <manifest:file-entry manifest:full-path="Pictures/20000001000001C50000013E3AA41F01.svm" manifest:media-type=""/>
  <manifest:file-entry manifest:full-path="Pictures/20000001000000A1000000ED2027EFBB.svm" manifest:media-type=""/>
  <manifest:file-entry manifest:full-path="Pictures/20000001000001C50000013E583315B1.svm" manifest:media-type=""/>
  <manifest:file-entry manifest:full-path="Pictures/10000000000000200000002000309F1C.png" manifest:media-type="image/png"/>
  <manifest:file-entry manifest:full-path="Pictures/20000001000001BC0000013E749426CD.svm" manifest:media-type=""/>
  <manifest:file-entry manifest:full-path="Pictures/2000000100000250000000F672DC50F3.svm" manifest:media-type=""/>
  <manifest:file-entry manifest:full-path="Pictures/2000000100000389000000FEFF753829.svm" manifest:media-type=""/>
  <manifest:file-entry manifest:full-path="Pictures/20000001000002A9000000F25E5979AE.svm" manifest:media-type=""/>
  <manifest:file-entry manifest:full-path="Pictures/20000001000001C90000013EC275EA40.svm" manifest:media-type=""/>
  <manifest:file-entry manifest:full-path="Pictures/2000000100000099000000F23ECEBF7C.svm" manifest:media-type=""/>
  <manifest:file-entry manifest:full-path="Pictures/2000000100000095000000F2AE99B648.svm" manifest:media-type=""/>
  <manifest:file-entry manifest:full-path="Pictures/2000000100000250000000F26EDC9BD1.svm" manifest:media-type=""/>
  <manifest:file-entry manifest:full-path="Pictures/2000214900004F1D00003B5695C064DC.wmf" manifest:media-type=""/>
  <manifest:file-entry manifest:full-path="Pictures/20000001000001F7000000F2F1A07238.svm" manifest:media-type=""/>
  <manifest:file-entry manifest:full-path="Pictures/20000001000004B0000001642F2CB97D.svm" manifest:media-type=""/>
  <manifest:file-entry manifest:full-path="Pictures/20000001000002D30000013EE7E95F1D.svm" manifest:media-type=""/>
  <manifest:file-entry manifest:full-path="Pictures/20000001000001C50000013EE2AB9EAF.svm" manifest:media-type=""/>
  <manifest:file-entry manifest:full-path="Pictures/2000000100000091000000F23CF1BB7A.svm" manifest:media-type=""/>
  <manifest:file-entry manifest:full-path="Pictures/20000001000001EB000000F222D7CA18.svm" manifest:media-type=""/>
  <manifest:file-entry manifest:full-path="Pictures/20000001000003EA000001421353A4E9.svm" manifest:media-type=""/>
  <manifest:file-entry manifest:full-path="Pictures/200000010000049B000000FEE8967306.svm" manifest:media-type=""/>
  <manifest:file-entry manifest:full-path="Pictures/200000010000049B000000FE943260A9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10^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10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10^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10^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10^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log \omeg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\omega , \si{rad/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-1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-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-3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-4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10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20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marker-end="Arrow" draw:marker-end-width="0.102cm" draw:textarea-horizontal-align="center" draw:textarea-vertical-align="middle"/>
    </style:style>
    <style:style style:name="gr22" style:family="graphic" style:parent-style-name="standard">
      <style:graphic-properties TexMathsArgs="12§display§200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500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\SI{-2.5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2§display§\SI{-5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2§display§\SI{-7.5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TexMathsArgs="12§display§A_{v},\si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4.401cm" svg:height="3.301cm" svg:x="3.998cm" svg:y="0.919cm">
          <draw:image xlink:href="Pictures/2000214900004F1D00003B5695C064DC.wmf" xlink:type="simple" xlink:show="embed" xlink:actuate="onLoad">
            <text:p/>
          </draw:image>
          <draw:glue-point draw:id="4" svg:x="-1.888cm" svg:y="-4.262cm"/>
          <draw:glue-point draw:id="5" svg:x="-1.376cm" svg:y="-4.216cm"/>
          <draw:glue-point draw:id="6" svg:x="-0.131cm" svg:y="-4.244cm"/>
          <draw:glue-point draw:id="7" svg:x="0.452cm" svg:y="-4.222cm"/>
          <draw:glue-point draw:id="8" svg:x="1.397cm" svg:y="-4.238cm"/>
          <draw:glue-point draw:id="9" svg:x="1.145cm" svg:y="-4.25cm"/>
          <draw:glue-point draw:id="10" svg:x="4.017cm" svg:y="-2.259cm"/>
          <draw:glue-point draw:id="11" svg:x="4.017cm" svg:y="-2.599cm"/>
          <draw:glue-point draw:id="12" svg:x="4.026cm" svg:y="-1.935cm"/>
        </draw:frame>
        <draw:frame draw:style-name="gr2" draw:text-style-name="P1" draw:layer="layout" svg:width="0.542cm" svg:height="0.38cm" svg:x="5.871cm" svg:y="4.274cm">
          <draw:image xlink:href="Pictures/20000001000001C50000013E3AA41F01.svm" xlink:type="simple" xlink:show="embed" xlink:actuate="onLoad">
            <text:p/>
          </draw:image>
        </draw:frame>
        <draw:frame draw:style-name="gr3" draw:text-style-name="P1" draw:layer="layout" svg:width="0.542cm" svg:height="0.38cm" svg:x="5.039cm" svg:y="4.274cm">
          <draw:image xlink:href="Pictures/20000001000001C50000013EE2AB9EAF.svm" xlink:type="simple" xlink:show="embed" xlink:actuate="onLoad">
            <text:p/>
          </draw:image>
        </draw:frame>
        <draw:frame draw:style-name="gr4" draw:text-style-name="P1" draw:layer="layout" svg:width="0.547cm" svg:height="0.38cm" svg:x="6.616cm" svg:y="4.274cm">
          <draw:image xlink:href="Pictures/20000001000001C90000013EC275EA40.svm" xlink:type="simple" xlink:show="embed" xlink:actuate="onLoad">
            <text:p/>
          </draw:image>
        </draw:frame>
        <draw:frame draw:style-name="gr5" draw:text-style-name="P1" draw:layer="layout" svg:width="0.542cm" svg:height="0.38cm" svg:x="7.412cm" svg:y="4.274cm">
          <draw:image xlink:href="Pictures/20000001000001C50000013E583315B1.svm" xlink:type="simple" xlink:show="embed" xlink:actuate="onLoad">
            <text:p/>
          </draw:image>
        </draw:frame>
        <draw:frame draw:style-name="gr6" draw:text-style-name="P1" draw:layer="layout" svg:width="0.142cm" svg:height="0.283cm" svg:x="4.476cm" svg:y="3.871cm">
          <draw:image xlink:href="Pictures/2000000100000077000000ED8BA927D7.svm" xlink:type="simple" xlink:show="embed" xlink:actuate="onLoad">
            <text:p/>
          </draw:image>
        </draw:frame>
        <draw:frame draw:style-name="gr7" draw:text-style-name="P1" draw:layer="layout" svg:width="0.173cm" svg:height="0.278cm" svg:x="5.239cm" svg:y="3.873cm">
          <draw:image xlink:href="Pictures/2000000100000091000000E91D35C203.svm" xlink:type="simple" xlink:show="embed" xlink:actuate="onLoad">
            <text:p/>
          </draw:image>
        </draw:frame>
        <draw:frame draw:style-name="gr8" draw:text-style-name="P1" draw:layer="layout" svg:width="0.178cm" svg:height="0.289cm" svg:x="6.038cm" svg:y="3.868cm">
          <draw:image xlink:href="Pictures/2000000100000095000000F2AE99B648.svm" xlink:type="simple" xlink:show="embed" xlink:actuate="onLoad">
            <text:p/>
          </draw:image>
        </draw:frame>
        <draw:frame draw:style-name="gr9" draw:text-style-name="P1" draw:layer="layout" svg:width="0.532cm" svg:height="0.38cm" svg:x="4.269cm" svg:y="4.274cm">
          <draw:image xlink:href="Pictures/20000001000001BC0000013E749426CD.svm" xlink:type="simple" xlink:show="embed" xlink:actuate="onLoad">
            <text:p/>
          </draw:image>
        </draw:frame>
        <draw:frame draw:style-name="gr10" draw:text-style-name="P1" draw:layer="layout" svg:width="0.192cm" svg:height="0.283cm" svg:x="6.801cm" svg:y="3.871cm">
          <draw:image xlink:href="Pictures/20000001000000A1000000ED2027EFBB.svm" xlink:type="simple" xlink:show="embed" xlink:actuate="onLoad">
            <text:p/>
          </draw:image>
        </draw:frame>
        <draw:frame draw:style-name="gr11" draw:text-style-name="P1" draw:layer="layout" svg:width="0.173cm" svg:height="0.289cm" svg:x="7.606cm" svg:y="3.868cm">
          <draw:image xlink:href="Pictures/2000000100000091000000F23CF1BB7A.svm" xlink:type="simple" xlink:show="embed" xlink:actuate="onLoad">
            <text:p/>
          </draw:image>
        </draw:frame>
        <draw:frame draw:style-name="gr12" draw:text-style-name="P1" draw:layer="layout" svg:width="0.866cm" svg:height="0.38cm" svg:x="8.333cm" svg:y="3.822cm">
          <draw:image xlink:href="Pictures/20000001000002D30000013EE7E95F1D.svm" xlink:type="simple" xlink:show="embed" xlink:actuate="onLoad">
            <text:p/>
          </draw:image>
        </draw:frame>
        <draw:frame draw:style-name="gr13" draw:text-style-name="P1" draw:layer="layout" svg:width="1.439cm" svg:height="0.426cm" svg:x="8.333cm" svg:y="4.251cm">
          <draw:image xlink:href="Pictures/20000001000004B0000001642F2CB97D.svm" xlink:type="simple" xlink:show="embed" xlink:actuate="onLoad">
            <text:p/>
          </draw:image>
        </draw:frame>
        <draw:frame draw:style-name="gr14" draw:text-style-name="P1" draw:layer="layout" svg:width="0.182cm" svg:height="0.289cm" svg:x="4.295cm" svg:y="1.461cm">
          <draw:image xlink:href="Pictures/2000000100000099000000F23ECEBF7C.svm" xlink:type="simple" xlink:show="embed" xlink:actuate="onLoad">
            <text:p/>
          </draw:image>
        </draw:frame>
        <draw:frame draw:style-name="gr15" draw:text-style-name="P1" draw:layer="layout" svg:width="0.709cm" svg:height="0.289cm" svg:x="3.768cm" svg:y="1.887cm">
          <draw:image xlink:href="Pictures/2000000100000250000000F21A6285E8.svm" xlink:type="simple" xlink:show="embed" xlink:actuate="onLoad">
            <text:p/>
          </draw:image>
        </draw:frame>
        <draw:frame draw:style-name="gr16" draw:text-style-name="P1" draw:layer="layout" svg:width="0.709cm" svg:height="0.289cm" svg:x="3.768cm" svg:y="2.347cm">
          <draw:image xlink:href="Pictures/2000000100000250000000F26EDC9BD1.svm" xlink:type="simple" xlink:show="embed" xlink:actuate="onLoad">
            <text:p/>
          </draw:image>
        </draw:frame>
        <draw:frame draw:style-name="gr17" draw:text-style-name="P1" draw:layer="layout" svg:width="0.709cm" svg:height="0.289cm" svg:x="3.768cm" svg:y="2.775cm">
          <draw:image xlink:href="Pictures/2000000100000250000000F2805A282E.svm" xlink:type="simple" xlink:show="embed" xlink:actuate="onLoad">
            <text:p/>
          </draw:image>
        </draw:frame>
        <draw:frame draw:style-name="gr18" draw:text-style-name="P1" draw:layer="layout" svg:width="0.709cm" svg:height="0.294cm" svg:x="3.768cm" svg:y="3.217cm">
          <draw:image xlink:href="Pictures/2000000100000250000000F672DC50F3.svm" xlink:type="simple" xlink:show="embed" xlink:actuate="onLoad">
            <text:p/>
          </draw:image>
        </draw:frame>
        <draw:frame draw:style-name="gr19" draw:text-style-name="P1" xml:id="id1" draw:id="id1" draw:layer="layout" svg:width="0.588cm" svg:height="0.289cm" svg:x="5.622cm" svg:y="0.286cm">
          <draw:image xlink:href="Pictures/20000001000001EB000000F222D7CA18.svm" xlink:type="simple" xlink:show="embed" xlink:actuate="onLoad">
            <text:p/>
          </draw:image>
        </draw:frame>
        <draw:frame draw:style-name="gr20" draw:text-style-name="P1" xml:id="id3" draw:id="id3" draw:layer="layout" svg:width="0.602cm" svg:height="0.289cm" svg:x="5.762cm" svg:y="0.605cm">
          <draw:image xlink:href="Pictures/20000001000001F7000000F2F1A07238.svm" xlink:type="simple" xlink:show="embed" xlink:actuate="onLoad">
            <text:p/>
          </draw:image>
        </draw:frame>
        <draw:connector draw:style-name="gr21" draw:text-style-name="P1" draw:layer="layout" draw:type="curve" svg:x1="5.622cm" svg:y1="0.43cm" svg:x2="5.368cm" svg:y2="1.163cm" draw:start-shape="id1" draw:start-glue-point="3" draw:end-shape="id2" draw:end-glue-point="4" svg:d="m5622 430c-170 0-254 244-254 733">
          <text:p/>
        </draw:connector>
        <draw:connector draw:style-name="gr21" draw:text-style-name="P1" draw:layer="layout" draw:type="curve" svg:x1="5.762cm" svg:y1="0.749cm" svg:x2="5.593cm" svg:y2="1.178cm" draw:start-shape="id3" draw:start-glue-point="3" draw:end-shape="id2" draw:end-glue-point="5" svg:d="m5762 749c-113 0-169 143-169 429">
          <text:p/>
        </draw:connector>
        <draw:frame draw:style-name="gr22" draw:text-style-name="P1" xml:id="id4" draw:id="id4" draw:layer="layout" svg:width="0.816cm" svg:height="0.289cm" svg:x="6.85cm" svg:y="0.385cm">
          <draw:image xlink:href="Pictures/20000001000002A9000000F25E5979AE.svm" xlink:type="simple" xlink:show="embed" xlink:actuate="onLoad">
            <text:p/>
          </draw:image>
        </draw:frame>
        <draw:connector draw:style-name="gr21" draw:text-style-name="P1" draw:layer="layout" draw:type="curve" svg:x1="6.85cm" svg:y1="0.529cm" svg:x2="6.396cm" svg:y2="1.176cm" draw:start-shape="id4" draw:start-glue-point="3" draw:end-shape="id2" draw:end-glue-point="7" svg:d="m6850 529c-303 0-454 215-454 647">
          <text:p/>
        </draw:connector>
        <draw:connector draw:style-name="gr21" draw:text-style-name="P1" draw:layer="layout" draw:type="curve" svg:x1="6.925cm" svg:y1="0.835cm" svg:x2="6.701cm" svg:y2="1.167cm" draw:start-shape="id5" draw:start-glue-point="3" draw:end-shape="id2" draw:end-glue-point="9" svg:d="m6925 835c-150 0-224 110-224 332">
          <text:p/>
        </draw:connector>
        <draw:frame draw:style-name="gr23" draw:text-style-name="P1" xml:id="id5" draw:id="id5" draw:layer="layout" svg:width="0.816cm" svg:height="0.289cm" svg:x="6.925cm" svg:y="0.691cm">
          <draw:image xlink:href="Pictures/20000001000002A9000000F24323FD44.svm" xlink:type="simple" xlink:show="embed" xlink:actuate="onLoad">
            <text:p/>
          </draw:image>
        </draw:frame>
        <draw:connector draw:style-name="gr21" draw:text-style-name="P1" draw:layer="layout" draw:type="curve" svg:x1="9.054cm" svg:y1="1.015cm" svg:x2="7.965cm" svg:y2="1.712cm" draw:start-shape="id6" draw:end-shape="id2" draw:end-glue-point="11" svg:d="m9054 1015c0 465-363 697-1089 697">
          <text:p/>
        </draw:connector>
        <draw:connector draw:style-name="gr21" draw:text-style-name="P1" draw:layer="layout" draw:type="curve" svg:x1="9.617cm" svg:y1="1.518cm" svg:x2="7.965cm" svg:y2="1.824cm" draw:start-shape="id7" draw:start-glue-point="2" draw:end-shape="id2" draw:end-glue-point="10" svg:d="m9617 1518c0 204-550 306-1652 306">
          <text:p/>
        </draw:connector>
        <draw:connector draw:style-name="gr21" draw:text-style-name="P1" draw:layer="layout" draw:type="curve" svg:x1="9.214cm" svg:y1="2.31cm" svg:x2="7.969cm" svg:y2="1.931cm" draw:start-shape="id8" draw:end-shape="id2" draw:end-glue-point="12" svg:d="m9214 2310c0-253-415-379-1245-379">
          <text:p/>
        </draw:connector>
        <draw:frame draw:style-name="gr24" draw:text-style-name="P1" xml:id="id6" draw:id="id6" draw:layer="layout" svg:width="1.414cm" svg:height="0.304cm" svg:x="8.347cm" svg:y="0.711cm">
          <draw:image xlink:href="Pictures/200000010000049B000000FE943260A9.svm" xlink:type="simple" xlink:show="embed" xlink:actuate="onLoad">
            <text:p/>
          </draw:image>
        </draw:frame>
        <draw:frame draw:style-name="gr25" draw:text-style-name="P1" xml:id="id7" draw:id="id7" draw:layer="layout" svg:width="1.085cm" svg:height="0.304cm" svg:x="9.075cm" svg:y="1.214cm">
          <draw:image xlink:href="Pictures/2000000100000389000000FEFF753829.svm" xlink:type="simple" xlink:show="embed" xlink:actuate="onLoad">
            <text:p/>
          </draw:image>
        </draw:frame>
        <draw:frame draw:style-name="gr26" draw:text-style-name="P1" xml:id="id8" draw:id="id8" draw:layer="layout" svg:width="1.414cm" svg:height="0.304cm" svg:x="8.507cm" svg:y="2.31cm">
          <draw:image xlink:href="Pictures/200000010000049B000000FEE8967306.svm" xlink:type="simple" xlink:show="embed" xlink:actuate="onLoad">
            <text:p/>
          </draw:image>
        </draw:frame>
        <draw:frame draw:style-name="gr27" draw:text-style-name="P1" draw:layer="layout" svg:width="1.201cm" svg:height="0.385cm" svg:x="3.643cm" svg:y="0.676cm">
          <draw:image xlink:href="Pictures/20000001000003EA000001421353A4E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06T09:38:02</meta:creation-date>
    <meta:editing-duration>PT1H34M1S</meta:editing-duration>
    <meta:editing-cycles>13</meta:editing-cycles>
    <meta:generator>LibreOffice/3.3$Linux LibreOffice_project/330m19$Build-401</meta:generator>
    <dc:title>kkkFigures</dc:title>
    <meta:initial-creator>kkk </meta:initial-creator>
    <dc:date>2014-07-06T14:46:54</dc:date>
    <dc:creator>kkk </dc:creator>
    <meta:document-statistic meta:object-count="33"/>
    <meta:template xlink:type="simple" xlink:actuate="onRequest" xlink:title="kkkFigures" xlink:href="../../../../.libreoffice/3/user/template/kkkFigures.otg" meta:date="2014-07-06T09:38:00"/>
  </office:meta>
</office:document-meta>
</file>